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.575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2.294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302cm" svg:x="4.429cm" svg:y="5.626cm">
          <text:p text:style-name="P1">clie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75cm" svg:height="3.302cm" svg:x="15.351cm" svg:y="5.599cm">
          <text:p text:style-name="P1">server</text:p>
          <text:p text:style-name="P1">172.25.0.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3.302cm" svg:x="10.144cm" svg:y="5.572cm">
          <text:p text:style-name="P1">firewall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89cm" svg:y1="7.313cm" svg:x2="15.351cm" svg:y2="7.35cm">
          <text:p/>
        </draw:line>
        <draw:line draw:style-name="gr4" draw:text-style-name="P2" draw:layer="layout" svg:x1="8.491cm" svg:y1="7.214cm" svg:x2="10.171cm" svg:y2="7.2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8:19.461333167</meta:creation-date>
    <dc:date>2018-08-09T12:24:19.730327655</dc:date>
    <meta:editing-duration>P2DT5H2M24S</meta:editing-duration>
    <meta:editing-cycles>20</meta:editing-cycles>
    <meta:generator>LibreOffice/5.1.6.2$Linux_X86_64 LibreOffice_project/10m0$Build-2</meta:generator>
    <meta:document-statistic meta:object-count="5"/>
  </office:meta>
</office:document-meta>
</file>